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16318" officeooo:paragraph-rsid="00016318"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16318" officeooo:paragraph-rsid="00016318"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2fa3c" officeooo:paragraph-rsid="0002fa3c"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2fa3c" officeooo:paragraph-rsid="0002fa3c"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3"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16318"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2"><text:span text:style-name="T5">No</text:span></text:p>
          </table:table-cell>
          <table:table-cell table:style-name="Table1.A1" office:value-type="string">
            <text:p text:style-name="P12"><text:span text:style-name="T5">Date</text:span></text:p>
          </table:table-cell>
          <table:table-cell table:style-name="Table1.A1" office:value-type="string">
            <text:p text:style-name="P12"><text:span text:style-name="T5">Assigned Tasks/ Description of work</text:span></text:p>
          </table:table-cell>
          <table:table-cell table:style-name="Table1.A1" office:value-type="string">
            <text:p text:style-name="P12"><text:span text:style-name="T5">Completion status</text:span></text:p>
          </table:table-cell>
          <table:table-cell table:style-name="Table1.A1" office:value-type="string">
            <text:p text:style-name="P12"><text:span text:style-name="T5">Remarks</text:span></text:p>
          </table:table-cell>
        </table:table-row>
        <table:table-row table:style-name="Table1.2">
          <table:table-cell table:style-name="Table1.A1" office:value-type="string">
            <text:p text:style-name="P12"><text:span text:style-name="T3">1</text:span></text:p>
          </table:table-cell>
          <table:table-cell table:style-name="Table1.A1" office:value-type="string">
            <text:p text:style-name="P12"><text:span text:style-name="T4">17-6</text:span><text:span text:style-name="T3">-2019</text:span></text:p>
          </table:table-cell>
          <table:table-cell table:style-name="Table1.A1" office:value-type="string">
            <text:p text:style-name="P8"><text:bookmark text:name="_GoBack"/>(1)Java <text:s/>assignment(error handling)</text:p>
            <text:p text:style-name="P8">(2)Code review</text:p>
          </table:table-cell>
          <table:table-cell table:style-name="Table1.A1" office:value-type="string">
            <text:p text:style-name="P9">Done</text:p>
          </table:table-cell>
          <table:table-cell table:style-name="Table1.A1" office:value-type="string">
            <text:p text:style-name="P7"/>
          </table:table-cell>
        </table:table-row>
        <table:table-row table:style-name="Table1.3">
          <table:table-cell table:style-name="Table1.A1" office:value-type="string">
            <text:p text:style-name="P12"><text:span text:style-name="T3">2</text:span></text:p>
          </table:table-cell>
          <table:table-cell table:style-name="Table1.A1" office:value-type="string">
            <text:p text:style-name="P10">18-6-2019</text:p>
          </table:table-cell>
          <table:table-cell table:style-name="Table1.A1" office:value-type="string">
            <text:p text:style-name="P11">(1)Java assignment(DataSaver)</text:p>
            <text:p text:style-name="P11">(2)Code review</text:p>
            <text:p text:style-name="P11">(3)Logger configuration</text:p>
          </table:table-cell>
          <table:table-cell table:style-name="Table1.A1" office:value-type="string">
            <text:p text:style-name="P10">Done</text:p>
          </table:table-cell>
          <table:table-cell table:style-name="Table1.A1" office:value-type="string">
            <text:p text:style-name="P7"/>
          </table:table-cell>
        </table:table-row>
        <table:table-row table:style-name="Table1.4">
          <table:table-cell table:style-name="Table1.A1" office:value-type="string">
            <text:p text:style-name="P12"><text:span text:style-name="T3">3</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2"><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
      <text:p text:style-name="Standard"><text:span text:style-name="T1">Supervisor’s Comment </text:span></text:p>
      <text:p text:style-name="Standard"><text:span text:style-name="T2">Please comment on the intern’s work during this period </text:span></text:p>
      <text:p text:style-name="P2"><text:soft-page-break/></text:p>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4</meta:editing-cycles>
    <meta:creation-date>2019-05-02T07:22:00</meta:creation-date>
    <dc:date>2019-06-18T16:58:49.592000000</dc:date>
    <meta:editing-duration>P1DT6M47S</meta:editing-duration>
    <meta:generator>LibreOffice/6.2.4.2$Windows_X86_64 LibreOffice_project/2412653d852ce75f65fbfa83fb7e7b669a126d64</meta:generator>
    <meta:document-statistic meta:table-count="1" meta:image-count="0" meta:object-count="0" meta:page-count="2" meta:paragraph-count="29" meta:word-count="128" meta:character-count="840" meta:non-whitespace-character-count="6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